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### 1. readline</text:p>
      <text:p text:style-name="Standard">- **Purpose**: Reads a line from standard input (usually a terminal).</text:p>
      <text:p text:style-name="Standard">- **Details**: `readline` is a function provided by the GNU Readline library. It allows interactive programs to read input from users in a more flexible manner compared to simple `scanf` or `fgets` functions. It handles input editing, history, and tab completion.</text:p>
      <text:p text:style-name="Standard">- **Usage**: Typical usage involves calling `readline()` to get user input and `add_history()` to add the input to the history list.</text:p>
      <text:p text:style-name="Standard"/>
      <text:p text:style-name="Standard">### 2. rl_clear_history</text:p>
      <text:p text:style-name="Standard">- **Purpose**: Clears the history list maintained by the Readline library.</text:p>
      <text:p text:style-name="Standard">- **Details**: `rl_clear_history()` is used to remove all entries from the history list, which stores previously entered commands or inputs.</text:p>
      <text:p text:style-name="Standard">- **Usage**: Generally called when you want to clear the history of user inputs, such as when resetting a command-line interface state.</text:p>
      <text:p text:style-name="Standard"/>
      <text:p text:style-name="Standard">### 3. rl_on_new_line</text:p>
      <text:p text:style-name="Standard">- **Purpose**: Indicates that the current line of input has been cleared and a new prompt should be displayed.</text:p>
      <text:p text:style-name="Standard">- **Details**: `rl_on_new_line()` is a function in Readline to handle situations where the input line is cleared (e.g., by `rl_clear_history()` or `rl_replace_line()`).</text:p>
      <text:p text:style-name="Standard">- **Usage**: It's typically used internally by the Readline library to manage the state of the input line and prompt.</text:p>
      <text:p text:style-name="Standard"/>
      <text:p text:style-name="Standard">### 4. rl_replace_line</text:p>
      <text:p text:style-name="Standard">- **Purpose**: Replaces the current line of input with a new line.</text:p>
      <text:p text:style-name="Standard">- **Details**: `rl_replace_line(new_line, 1)` is a function from Readline that replaces the current line of input with `new_line` and refreshes the display.</text:p>
      <text:p text:style-name="Standard">- **Usage**: Useful when you need to update the input line dynamically in an interactive command-line interface.</text:p>
      <text:p text:style-name="Standard"/>
      <text:p text:style-name="Standard">### 5. rl_redisplay</text:p>
      <text:p text:style-name="Standard">- **Purpose**: Refreshes the display to reflect changes made to the current input line.</text:p>
      <text:p text:style-name="Standard">- **Details**: `rl_redisplay()` is used after modifying the input line (using `rl_replace_line()`, for example) to update how the line appears on the terminal.</text:p>
      <text:p text:style-name="Standard">- **Usage**: Ensures that any changes made programmatically to the input line are reflected on the user's terminal screen.</text:p>
      <text:p text:style-name="Standard"/>
      <text:p text:style-name="Standard">### 6. add_history</text:p>
      <text:p text:style-name="Standard">- **Purpose**: Adds a line to the history list of Readline.</text:p>
      <text:p text:style-name="Standard">- **Details**: `add_history(line)` adds `line` to the history list maintained by the Readline library, allowing users to recall previous inputs using the arrow keys.</text:p>
      <text:p text:style-name="Standard">- **Usage**: Typically called after reading a line of input to add it to the history, enabling command recall in subsequent sessions.</text:p>
      <text:p text:style-name="Standard"/>
      <text:p text:style-name="Standard">### 7. printf</text:p>
      <text:p text:style-name="Standard">- **Purpose**: Prints formatted output to the standard output (usually the terminal).</text:p>
      <text:p text:style-name="Standard">- **Details**: `printf(format, ...)` is a standard C function used to format and print data to the terminal or other output streams based on the specified format string (`format`) and additional arguments (`...`).</text:p>
      <text:p text:style-name="Standard">- **Usage**: Commonly used for displaying messages, variables, and other data to the user.</text:p>
      <text:p text:style-name="Standard"/>
      <text:p text:style-name="Standard"><text:soft-page-break/>### 8. malloc</text:p>
      <text:p text:style-name="Standard">- **Purpose**: Allocates a block of memory on the heap.</text:p>
      <text:p text:style-name="Standard">- **Details**: `malloc(size)` is a function in C (and C++) used to allocate `size` bytes of memory dynamically from the heap.</text:p>
      <text:p text:style-name="Standard">- **Usage**: Essential for dynamically managing memory at runtime, especially when the amount of memory needed isn't known at compile-time.</text:p>
      <text:p text:style-name="Standard"/>
      <text:p text:style-name="Standard">### 9. free</text:p>
      <text:p text:style-name="Standard">- **Purpose**: Deallocates previously allocated memory.</text:p>
      <text:p text:style-name="Standard">- **Details**: `free(ptr)` is used to release the memory pointed to by `ptr`, which was previously allocated using `malloc`, `calloc`, or `realloc`.</text:p>
      <text:p text:style-name="Standard">- **Usage**: Prevents memory leaks by returning allocated memory to the system when it's no longer needed.</text:p>
      <text:p text:style-name="Standard"/>
      <text:p text:style-name="Standard">### 10. write</text:p>
      <text:p text:style-name="Standard">- **Purpose**: Writes data to a file descriptor (including standard output).</text:p>
      <text:p text:style-name="Standard">- **Details**: `write(fd, buffer, size)` is a system call in Unix-like operating systems that writes `size` bytes from `buffer` to the file descriptor `fd`.</text:p>
      <text:p text:style-name="Standard">- **Usage**: Used for outputting data to files, devices, or the terminal.</text:p>
      <text:p text:style-name="Standard"/>
      <text:p text:style-name="Standard">### 11. access</text:p>
      <text:p text:style-name="Standard">- **Purpose**: Checks if a file exists and determines accessibility permissions.</text:p>
      <text:p text:style-name="Standard">- **Details**: `access(path, mode)` is a function that checks whether the process can access the file specified by `path` according to the permissions specified in `mode`.</text:p>
      <text:p text:style-name="Standard">- **Usage**: Useful for checking file existence and permissions before attempting to read from or write to a file.</text:p>
      <text:p text:style-name="Standard"/>
      <text:p text:style-name="Standard">### 12. open</text:p>
      <text:p text:style-name="Standard">- **Purpose**: Opens or creates a file or device.</text:p>
      <text:p text:style-name="Standard">- **Details**: `open(path, flags [, mode])` is a system call that opens the file specified by `path` with the given `flags` (such as read-only, write-only, or read-write) and optionally with the specified `mode` (permissions if creating a new file).</text:p>
      <text:p text:style-name="Standard">- **Usage**: Used to establish file descriptors for subsequent reading from or writing to files.</text:p>
      <text:p text:style-name="Standard"/>
      <text:p text:style-name="Standard">### 13. read</text:p>
      <text:p text:style-name="Standard">- **Purpose**: Reads data from a file descriptor into a buffer.</text:p>
      <text:p text:style-name="Standard">- **Details**: `read(fd, buffer, count)` is a system call that reads up to `count` bytes of data from the file descriptor `fd` into the buffer `buffer`.</text:p>
      <text:p text:style-name="Standard">- **Usage**: Essential for reading data from files, sockets, or other input sources.</text:p>
      <text:p text:style-name="Standard"/>
      <text:p text:style-name="Standard">### 14. close</text:p>
      <text:p text:style-name="Standard">- **Purpose**: Closes a file descriptor.</text:p>
      <text:p text:style-name="Standard">- **Details**: `close(fd)` is a function used to release the file descriptor `fd`, making it available for reuse by the system.</text:p>
      <text:p text:style-name="Standard">- **Usage**: Ensures that resources associated with a file descriptor (like open files or sockets) are properly released.</text:p>
      <text:p text:style-name="Standard"/>
      <text:p text:style-name="Standard">### 15. fork</text:p>
      <text:p text:style-name="Standard">- **Purpose**: Creates a new process (child process) by duplicating the current process.</text:p>
      <text:p text:style-name="Standard">- **Details**: `fork()` is a system call that creates a new process (child process) that is a duplicate of the calling process (parent process).</text:p>
      <text:p text:style-name="Standard"><text:soft-page-break/>- **Usage**: Used for parallel processing, creating background tasks, and implementing multitasking.</text:p>
      <text:p text:style-name="Standard"/>
      <text:p text:style-name="Standard">### 16. wait, waitpid, wait3, wait4</text:p>
      <text:p text:style-name="Standard">- **Purpose**: Waits for a child process to terminate and collects its exit status.</text:p>
      <text:p text:style-name="Standard">- **Details**: These are system calls used to suspend execution of the current process until a child process terminates, and then retrieve the child's termination status.</text:p>
      <text:p text:style-name="Standard">- **Usage**: Allows synchronization between parent and child processes in process management.</text:p>
      <text:p text:style-name="Standard"/>
      <text:p text:style-name="Standard">### 17. signal, sigaction</text:p>
      <text:p text:style-name="Standard">- **Purpose**: Establishes signal handlers for handling asynchronous events.</text:p>
      <text:p text:style-name="Standard">- **Details**: `signal()` and `sigaction()` are used to set up handlers for various signals (like `SIGINT`, `SIGTERM`) sent to a process by the operating system or other processes.</text:p>
      <text:p text:style-name="Standard">- **Usage**: Used to define how the program should react to signals, such as catching Ctrl+C to gracefully exit.</text:p>
      <text:p text:style-name="Standard"/>
      <text:p text:style-name="Standard">### 18. sigemptyset, sigaddset</text:p>
      <text:p text:style-name="Standard">- **Purpose**: Manipulates signal sets (collections of signals).</text:p>
      <text:p text:style-name="Standard">- **Details**: `sigemptyset()` initializes a signal set to empty, and `sigaddset()` adds a specific signal to a signal set.</text:p>
      <text:p text:style-name="Standard">- **Usage**: Typically used with `sigaction()` to specify which signals the handler should catch.</text:p>
      <text:p text:style-name="Standard"/>
      <text:p text:style-name="Standard">### 19. kill</text:p>
      <text:p text:style-name="Standard">- **Purpose**: Sends a signal to a process or a group of processes.</text:p>
      <text:p text:style-name="Standard">- **Details**: `kill(pid, sig)` sends the signal `sig` to the process identified by `pid`.</text:p>
      <text:p text:style-name="Standard">- **Usage**: Used for inter-process communication and for terminating or signaling processes.</text:p>
      <text:p text:style-name="Standard"/>
      <text:p text:style-name="Standard">### 20. exit</text:p>
      <text:p text:style-name="Standard">- **Purpose**: Terminates the calling process.</text:p>
      <text:p text:style-name="Standard">- **Details**: `exit(status)` is a function that terminates the calling process and returns an exit status (`status`) to the operating system.</text:p>
      <text:p text:style-name="Standard">- **Usage**: Essential for ending the execution of a program and returning control to the operating system.</text:p>
      <text:p text:style-name="Standard"/>
      <text:p text:style-name="Standard">### 21. getcwd, chdir</text:p>
      <text:p text:style-name="Standard">- **Purpose**: Manages the current working directory.</text:p>
      <text:p text:style-name="Standard">- **Details**: `getcwd(buf, size)` retrieves the current working directory into `buf`, and `chdir(path)` changes the current working directory to `path`.</text:p>
      <text:p text:style-name="Standard">- **Usage**: Useful for navigating and manipulating file system paths within a program.</text:p>
      <text:p text:style-name="Standard"/>
      <text:p text:style-name="Standard">### 22. stat, lstat, fstat</text:p>
      <text:p text:style-name="Standard">- **Purpose**: Retrieves file status information.</text:p>
      <text:p text:style-name="Standard">- **Details**: `stat(path, buf)`, `lstat(path, buf)`, and `fstat(fd, buf)` retrieve file status information for `path` or file descriptor `fd`.</text:p>
      <text:p text:style-name="Standard">- **Usage**: Provides details like file size, permissions, and timestamps for file management operations.</text:p>
      <text:p text:style-name="Standard"/>
      <text:p text:style-name="Standard">### 23. unlink</text:p>
      <text:p text:style-name="Standard">- **Purpose**: Deletes a name from the filesystem.</text:p>
      <text:p text:style-name="Standard">- **Details**: `unlink(path)` is a function that removes the link to a file, but the file itself is only deleted when its link count reaches zero.</text:p>
      <text:p text:style-name="Standard">- **Usage**: Typically used to delete files programmatically.</text:p>
      <text:p text:style-name="Standard"><text:soft-page-break/></text:p>
      <text:p text:style-name="Standard">### 24. execve</text:p>
      <text:p text:style-name="Standard">- **Purpose**: Executes a program.</text:p>
      <text:p text:style-name="Standard">- **Details**: `execve(path, argv, envp)` replaces the current process with a new process image specified by `path`, using arguments (`argv`) and environment (`envp`).</text:p>
      <text:p text:style-name="Standard">- **Usage**: Fundamental for launching new programs or scripts from within a program.</text:p>
      <text:p text:style-name="Standard"/>
      <text:p text:style-name="Standard">### 25. dup, dup2</text:p>
      <text:p text:style-name="Standard">- **Purpose**: Duplicates a file descriptor.</text:p>
      <text:p text:style-name="Standard">- **Details**: `dup(fd)` duplicates the file descriptor `fd`, and `dup2(fd, newfd)` duplicates `fd` to `newfd` (closing `newfd` if necessary).</text:p>
      <text:p text:style-name="Standard">- **Usage**: Useful for redirecting input/output streams or managing multiple file descriptors pointing to the same file.</text:p>
      <text:p text:style-name="Standard"/>
      <text:p text:style-name="Standard">### 26. pipe</text:p>
      <text:p text:style-name="Standard">- **Purpose**: Creates an inter-process communication channel.</text:p>
      <text:p text:style-name="Standard">- **Details**: `pipe(fd)` creates a pipe, which is a unidirectional communication channel allowing data to flow between processes.</text:p>
      <text:p text:style-name="Standard">- **Usag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8:44:35.614359542</meta:creation-date>
    <dc:date>2024-07-16T18:45:22.517230028</dc:date>
    <meta:editing-duration>PT48S</meta:editing-duration>
    <meta:editing-cycles>1</meta:editing-cycles>
    <meta:document-statistic meta:table-count="0" meta:image-count="0" meta:object-count="0" meta:page-count="4" meta:paragraph-count="104" meta:word-count="1366" meta:character-count="8899" meta:non-whitespace-character-count="7637"/>
    <meta:generator>LibreOffice/7.3.7.2$Linux_X86_64 LibreOffice_project/30$Build-2</meta:generator>
  </office:meta>
</office:document-meta>
</file>